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9.232cm" style:rel-column-width="21844*"/>
    </style:style>
    <style:style style:name="Tableau3.C" style:family="table-column">
      <style:table-column-properties style:column-width="9.234cm" style:rel-column-width="2184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officeooo:rsid="00385960" officeooo:paragraph-rsid="00385960" style:font-name-asian="DejaVu Serif" style:font-size-asian="10pt" style:font-name-complex="DejaVu Serif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officeooo:rsid="003b8e3e" officeooo:paragraph-rsid="003b8e3e" style:font-name-asian="DejaVu Serif" style:font-size-asian="10pt" style:font-name-complex="DejaVu Serif" style:font-size-complex="10pt"/>
    </style:style>
    <style:style style:name="P7" style:family="paragraph" style:parent-style-name="Frame_20_contents">
      <style:text-properties fo:font-size="10pt" officeooo:paragraph-rsid="002382a3" style:font-size-asian="10pt" style:font-size-complex="10pt"/>
    </style:style>
    <style:style style:name="P8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officeooo:paragraph-rsid="001fb531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2382a3"/>
    </style:style>
    <style:style style:name="P16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b8e3e" officeooo:paragraph-rsid="003b8e3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text-properties officeooo:rsid="002382a3" officeooo:paragraph-rsid="002382a3"/>
    </style:style>
    <style:style style:name="P20" style:family="paragraph" style:parent-style-name="Standard">
      <style:paragraph-properties fo:break-before="page"/>
      <style:text-properties officeooo:rsid="002382a3" officeooo:paragraph-rsid="002382a3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39c00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[eleve;block=begin;sub1=incident]</text:p>
      <text:p text:style-name="P14"><draw:frame draw:style-name="fr1" draw:name="Cadre1" text:anchor-type="paragraph" svg:x="0.3cm" svg:y="0.18cm" svg:width="4.076cm" draw:z-index="0"><draw:text-box fo:min-height="3.865cm"><text:p text:style-name="P8">[eleve.etab]</text:p><text:p text:style-name="P7"><text:span text:style-name="T2">A</text:span>cadémie de <text:span text:style-name="T3">[eleve.acad]</text:span></text:p><text:p text:style-name="P9">[eleve.adr1]</text:p><text:p text:style-name="P7"><text:span text:style-name="T1">[eleve.cp]</text:span> <text:span text:style-name="T3">[eleve.ville]</text:span></text:p></draw:text-box></draw:frame></text:p>
      <text:p text:style-name="P17">[eleve.resp_civilite] [eleve.resp_nom] [eleve.resp_prenom] </text:p>
      <text:p text:style-name="P16">[eleve.resp_adr1] </text:p>
      <text:p text:style-name="P16">[eleve.resp_adr2] </text:p>
      <text:p text:style-name="P16">[eleve.resp_adr3] </text:p>
      <text:p text:style-name="P16">[eleve.resp_cp] [eleve.resp_commune] </text:p>
      <text:p text:style-name="P16">[eleve.resp_pays] </text:p>
      <text:p text:style-name="P14"/>
      <text:p text:style-name="P14"/>
      <text:p text:style-name="P14"/>
      <text:p text:style-name="P14"/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5">Retenues</text:p>
          </table:table-cell>
          <table:table-cell table:style-name="Tableau3.A1" office:value-type="string">
            <text:p text:style-name="P5">Consignes</text:p>
          </table:table-cell>
          <table:table-cell table:style-name="Tableau3.C1" office:value-type="string">
            <text:p text:style-name="P5">Exclusions</text:p>
          </table:table-cell>
        </table:table-row>
        <table:table-row>
          <table:table-cell table:style-name="Tableau3.A2" office:value-type="string">
            <text:p text:style-name="P6">[eleve.sanctions.2.total]</text:p>
          </table:table-cell>
          <table:table-cell table:style-name="Tableau3.A2" office:value-type="string">
            <text:p text:style-name="P6">[eleve.sanctions.7.total]</text:p>
          </table:table-cell>
          <table:table-cell table:style-name="Tableau3.C2" office:value-type="string">
            <text:p text:style-name="P6">[eleve.sanctions.1.total]</text:p>
          </table:table-cell>
        </table:table-row>
      </table:table>
      <text:p text:style-name="P14"/>
      <text:p text:style-name="P14"/>
      <text:p text:style-name="P14"/>
      <text:p text:style-name="P14"><text:span text:style-name="T4">Extraction au</text:span> <text:date style:data-style-name="N106" text:date-value="2016-05-09T20:04:30.369209884">lundi 09/05/2016</text:date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11">Id</text:p>
            </table:table-cell>
            <table:table-cell table:style-name="Tableau1.A1" office:value-type="string">
              <text:p text:style-name="P11">Date</text:p>
            </table:table-cell>
            <table:table-cell table:style-name="Tableau1.A1" office:value-type="string">
              <text:p text:style-name="P11">Heure</text:p>
            </table:table-cell>
            <table:table-cell table:style-name="Tableau1.A1" office:value-type="string">
              <text:p text:style-name="P11">Déclarant</text:p>
            </table:table-cell>
            <table:table-cell table:style-name="Tableau1.A1" office:value-type="string">
              <text:p text:style-name="P11">Nature</text:p>
            </table:table-cell>
            <table:table-cell table:style-name="Tableau1.A1" office:value-type="string">
              <text:p text:style-name="P11">Protagonistes</text:p>
            </table:table-cell>
            <table:table-cell table:style-name="Tableau1.A1" office:value-type="string">
              <text:p text:style-name="P11">Description</text:p>
            </table:table-cell>
            <table:table-cell table:style-name="Tableau1.A1" office:value-type="string">
              <text:p text:style-name="P11">Mesures demandées</text:p>
            </table:table-cell>
            <table:table-cell table:style-name="Tableau1.A1" office:value-type="string">
              <text:p text:style-name="P11">Mesures prises</text:p>
            </table:table-cell>
            <table:table-cell table:style-name="Tableau1.J1" office:value-type="string">
              <text:p text:style-name="P11">Sanctions</text:p>
            </table:table-cell>
          </table:table-row>
        </table:table-header-rows>
        <table:table-row>
          <table:table-cell table:style-name="Tableau1.A2" office:value-type="string">
            <text:p text:style-name="P13">[eleve_sub1.id_incident;block=table:table-row]</text:p>
          </table:table-cell>
          <table:table-cell table:style-name="Tableau1.A2" office:value-type="string">
            <text:p text:style-name="P12">[eleve_sub1.date]</text:p>
          </table:table-cell>
          <table:table-cell table:style-name="Tableau1.A2" office:value-type="string">
            <text:p text:style-name="P12">[eleve_sub1.heure]</text:p>
          </table:table-cell>
          <table:table-cell table:style-name="Tableau1.A2" office:value-type="string">
            <text:p text:style-name="P12">[eleve_sub1.declarant]</text:p>
          </table:table-cell>
          <table:table-cell table:style-name="Tableau1.A2" office:value-type="string">
            <text:p text:style-name="P12">[eleve_sub1.nature]</text:p>
          </table:table-cell>
          <table:table-cell table:style-name="Tableau1.A2" office:value-type="string">
            <text:p text:style-name="P12">[eleve_sub1.protagonistes]</text:p>
          </table:table-cell>
          <table:table-cell table:style-name="Tableau1.A2" office:value-type="string">
            <text:p text:style-name="P12">[eleve_sub1.description]</text:p>
          </table:table-cell>
          <table:table-cell table:style-name="Tableau1.A2" office:value-type="string">
            <text:p text:style-name="P12">[eleve_sub1.mesures_demandees]</text:p>
          </table:table-cell>
          <table:table-cell table:style-name="Tableau1.A2" office:value-type="string">
            <text:p text:style-name="P12">[eleve_sub1.mesures_prises]</text:p>
          </table:table-cell>
          <table:table-cell table:style-name="Tableau1.J2" office:value-type="string">
            <text:p text:style-name="P12">[eleve_sub1.sanctions]</text:p>
          </table:table-cell>
        </table:table-row>
      </table:table>
      <text:p text:style-name="P10"/>
      <text:p text:style-name="P19"/>
      <text:p text:style-name="P20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6-05-09T20:04:30.335160708">09/05/2016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2</text:page-number>/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5-09T20:04:30.126585747</dc:date>
    <meta:editing-duration>PT12H51M41S</meta:editing-duration>
    <meta:editing-cycles>50</meta:editing-cycles>
    <meta:generator>LibreOffice/4.3.3.2$Linux_x86 LibreOffice_project/430m0$Build-2</meta:generator>
    <meta:document-statistic meta:table-count="3" meta:image-count="0" meta:object-count="0" meta:page-count="2" meta:paragraph-count="41" meta:word-count="52" meta:character-count="776" meta:non-whitespace-character-count="759"/>
  </office:meta>
</office:document-meta>
</file>